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ControllerGui.modifyTestElement( Test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NodeWrapper.TreeNod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uleControllerGui.spaces(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eControl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eeNodeWrapper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ControllerGui.configure(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Control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ControllerGui.createTes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eControllerGui.renderPath( Collection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duleControllerGui.ModuleControl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Control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ControllerGui.buildNodesModel( JMeterTreeNode node , String parent_name , int leve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oduleController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eeNodeWrapper.TreeNodeWrapper( JMeterTreeNode tn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NodeWr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ControllerGui.reinitializ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